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Table_20_Contents">
      <style:text-properties fo:font-weight="bold" officeooo:rsid="000f67fd" officeooo:paragraph-rsid="000fb86c" style:font-weight-asian="bold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35817616" text:id="ct1403194358176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296165472" text:id="ct1403192961654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36476976" text:id="ct1403194364769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08118032" text:id="ct1403194081180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79455744" text:id="ct14031937945574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295415824" text:id="ct14031929541582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435817616"/><text:change-start text:change-id="ct140319296165472"/>Adopt<text:change-end text:change-id="ct140319296165472"/>ed<text:change-start text:change-id="ct140319436476976"/> as a <text:change-end text:change-id="ct140319436476976"/>NMRA <text:change-start text:change-id="ct140319408118032"/>Standard<text:change-end text:change-id="ct140319408118032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319379455744"/><text:change-start text:change-id="ct140319295415824"/>Version History<text:change-end text:change-id="ct14031929541582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P18">Feb 20, 2016</text:p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17:00.549016306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40319434664048" text:id="ct140319434664048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40319434663344" text:id="ct140319434663344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6-02-27T16:17:00.550095685">2/27/2016</text:date></text:span></text:p>
            </text:deletion>
          </text:changed-region>
          <text:changed-region xml:id="ct140319434663136" text:id="ct140319434663136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40319434668912" text:id="ct140319434668912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40319434669264" text:id="ct140319434669264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40319434670256" text:id="ct140319434670256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40319434664048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40319434663344"/><text:change text:change-id="ct140319434663136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140319434668912"/><text:span text:style-name="MT11">S-</text:span><text:span text:style-name="MT12">9.</text:span><text:change text:change-id="ct140319434669264"/><text:change-start text:change-id="ct140319434670256"/><text:span text:style-name="MT12">7</text:span><text:change-end text:change-id="ct140319434670256"/><text:span text:style-name="MT12">.1.1</text:span><text:span text:style-name="MT13"> 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3</meta:editing-cycles>
    <meta:editing-duration>PT19H36M2S</meta:editing-duration>
    <meta:generator>LibreOffice/4.4.0.3$MacOSX_X86_64 LibreOffice_project/de093506bcdc5fafd9023ee680b8c60e3e0645d7</meta:generator>
    <dc:date>2016-02-27T16:17:00.446321000</dc:date>
    <meta:printed-by>Bob Jacobsen</meta:printed-by>
    <meta:print-date>2010-09-15T08:46:04</meta:print-date>
    <meta:document-statistic meta:table-count="2" meta:image-count="1" meta:object-count="0" meta:page-count="1" meta:paragraph-count="21" meta:word-count="130" meta:character-count="784" meta:non-whitespace-character-count="667"/>
  </office:meta>
</office:document-meta>
</file>